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3.054cm" svg:height="21.569cm" svg:x="5.447cm" svg:y="0.106cm">
            <draw:object draw:notify-on-update-of-ranges="outPut.A1:outPut.A1 outPut.A2:outPut.A368 outPut.B1:outPut.B1 outPut.B2:outPut.B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ndSteering</text:p>
          </table:table-cell>
          <table:table-cell office:value-type="string" calcext:value-type="string">
            <text:p>ourSteeringOutPut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1754" calcext:value-type="float">
            <text:p>0.20175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88264" calcext:value-type="float">
            <text:p>0.18826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39535" calcext:value-type="float">
            <text:p>0.13953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54412" calcext:value-type="float">
            <text:p>0.154412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60839" calcext:value-type="float">
            <text:p>0.160839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77632" calcext:value-type="float">
            <text:p>0.177632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179931" calcext:value-type="float">
            <text:p>0.179931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221557" calcext:value-type="float">
            <text:p>0.221557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201835" calcext:value-type="float">
            <text:p>0.201835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48175" calcext:value-type="float">
            <text:p>0.248175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.258373" calcext:value-type="float">
            <text:p>0.258373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5655" calcext:value-type="float">
            <text:p>0.1565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7865" calcext:value-type="float">
            <text:p>0.20786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-0.153465" calcext:value-type="float">
            <text:p>-0.15346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38889" calcext:value-type="float">
            <text:p>-0.138889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-0.169014" calcext:value-type="float">
            <text:p>-0.169014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-0.183529" calcext:value-type="float">
            <text:p>-0.18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7392" calcext:value-type="float">
            <text:p>-0.20739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84397" calcext:value-type="float">
            <text:p>-0.18439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99357" calcext:value-type="float">
            <text:p>-0.199357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228324" calcext:value-type="float">
            <text:p>-0.228324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253197" calcext:value-type="float">
            <text:p>-0.253197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24307" calcext:value-type="float">
            <text:p>-0.24307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289308" calcext:value-type="float">
            <text:p>-0.289308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316667" calcext:value-type="float">
            <text:p>-0.316667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32287" calcext:value-type="float">
            <text:p>-0.3228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26733" calcext:value-type="float">
            <text:p>-0.32673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9858" calcext:value-type="float">
            <text:p>0.2198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0723" calcext:value-type="float">
            <text:p>0.18072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7071" calcext:value-type="float">
            <text:p>0.207071</text:p>
          </table:table-cell>
        </table:table-row>
        <table:table-row table:style-name="ro1">
          <table:table-cell office:value-type="float" office:value="0.161943" calcext:value-type="float">
            <text:p>0.161943</text:p>
          </table:table-cell>
          <table:table-cell office:value-type="float" office:value="0.207756" calcext:value-type="float">
            <text:p>0.207756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.27896" calcext:value-type="float">
            <text:p>0.27896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28188" calcext:value-type="float">
            <text:p>0.228188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240437" calcext:value-type="float">
            <text:p>0.240437</text:p>
          </table:table-cell>
        </table:table-row>
        <table:table-row table:style-name="ro1"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714" calcext:value-type="float">
            <text:p>0.0809714</text:p>
          </table:table-cell>
          <table:table-cell office:value-type="float" office:value="0.292079" calcext:value-type="float">
            <text:p>0.292079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84615" calcext:value-type="float">
            <text:p>0.284615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922" calcext:value-type="float">
            <text:p>0.236922</text:p>
          </table:table-cell>
          <table:table-cell office:value-type="float" office:value="0.16763" calcext:value-type="float">
            <text:p>0.16763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240741" calcext:value-type="float">
            <text:p>0.240741</text:p>
          </table:table-cell>
        </table:table-row>
        <table:table-row table:style-name="ro1"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644" calcext:value-type="float">
            <text:p>0.118644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0.251916" calcext:value-type="float">
            <text:p>0.251916</text:p>
          </table:table-cell>
          <table:table-cell office:value-type="float" office:value="0.139175" calcext:value-type="float">
            <text:p>0.13917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7428" calcext:value-type="float">
            <text:p>0.15742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0602" calcext:value-type="float">
            <text:p>0.150602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86603" calcext:value-type="float">
            <text:p>0.18660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91892" calcext:value-type="float">
            <text:p>-0.391892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.0965517" calcext:value-type="float">
            <text:p>0.0965517</text:p>
          </table:table-cell>
        </table:table-row>
        <table:table-row table:style-name="ro1">
          <table:table-cell office:value-type="float" office:value="0.200933" calcext:value-type="float">
            <text:p>0.200933</text:p>
          </table:table-cell>
          <table:table-cell office:value-type="float" office:value="0.145078" calcext:value-type="float">
            <text:p>0.145078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34191" calcext:value-type="float">
            <text:p>0.134191</text:p>
          </table:table-cell>
        </table:table-row>
        <table:table-row table:style-name="ro1">
          <table:table-cell office:value-type="float" office:value="0.179937" calcext:value-type="float">
            <text:p>0.179937</text:p>
          </table:table-cell>
          <table:table-cell office:value-type="float" office:value="0.136126" calcext:value-type="float">
            <text:p>0.136126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0.128963" calcext:value-type="float">
            <text:p>0.12896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9234" calcext:value-type="float">
            <text:p>0.19923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7931" calcext:value-type="float">
            <text:p>-0.3793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60121" calcext:value-type="float">
            <text:p>0.160121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0983607" calcext:value-type="float">
            <text:p>0.0983607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03797" calcext:value-type="float">
            <text:p>0.10379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111857" calcext:value-type="float">
            <text:p>0.11185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09709" calcext:value-type="float">
            <text:p>0.209709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.200883" calcext:value-type="float">
            <text:p>0.200883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-0.0940594" calcext:value-type="float">
            <text:p>-0.0940594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857143" calcext:value-type="float">
            <text:p>-0.0857143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708502" calcext:value-type="float">
            <text:p>-0.0708502</text:p>
          </table:table-cell>
        </table:table-row>
        <table:table-row table:style-name="ro1"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-0.0459364" calcext:value-type="float">
            <text:p>-0.045936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811518" calcext:value-type="float">
            <text:p>-0.081151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785714" calcext:value-type="float">
            <text:p>-0.078571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00334448" calcext:value-type="float">
            <text:p>0.0033444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89256" calcext:value-type="float">
            <text:p>0.28925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04587" calcext:value-type="float">
            <text:p>0.50458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823529" calcext:value-type="float">
            <text:p>0.082352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2051" calcext:value-type="float">
            <text:p>0.28205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0.162667" calcext:value-type="float">
            <text:p>0.162667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237705" calcext:value-type="float">
            <text:p>0.237705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0.00600117" calcext:value-type="float">
            <text:p>0.00600117</text:p>
          </table:table-cell>
          <table:table-cell office:value-type="float" office:value="0.152985" calcext:value-type="float">
            <text:p>0.152985</text:p>
          </table:table-cell>
        </table:table-row>
        <table:table-row table:style-name="ro1">
          <table:table-cell office:value-type="float" office:value="0.233921" calcext:value-type="float">
            <text:p>0.233921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.189974" calcext:value-type="float">
            <text:p>0.189974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.111524" calcext:value-type="float">
            <text:p>0.111524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208791" calcext:value-type="float">
            <text:p>0.208791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0.140956" calcext:value-type="float">
            <text:p>0.140956</text:p>
          </table:table-cell>
          <table:table-cell office:value-type="float" office:value="0.156863" calcext:value-type="float">
            <text:p>0.15686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8955" calcext:value-type="float">
            <text:p>0.20895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839" calcext:value-type="float">
            <text:p>0.053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41379" calcext:value-type="float">
            <text:p>-0.24137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3016" calcext:value-type="float">
            <text:p>-0.123016</text:p>
          </table:table-cell>
        </table:table-row>
        <table:table-row table:style-name="ro1">
          <table:table-cell office:value-type="float" office:value="-0.239914" calcext:value-type="float">
            <text:p>-0.239914</text:p>
          </table:table-cell>
          <table:table-cell office:value-type="float" office:value="-0.141593" calcext:value-type="float">
            <text:p>-0.14159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58774" calcext:value-type="float">
            <text:p>-0.15877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76166" calcext:value-type="float">
            <text:p>-0.176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23235" calcext:value-type="float">
            <text:p>-0.223235</text:p>
          </table:table-cell>
        </table:table-row>
        <table:table-row table:style-name="ro1">
          <table:table-cell office:value-type="float" office:value="-0.137947" calcext:value-type="float">
            <text:p>-0.137947</text:p>
          </table:table-cell>
          <table:table-cell office:value-type="float" office:value="-0.215569" calcext:value-type="float">
            <text:p>-0.21556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3636" calcext:value-type="float">
            <text:p>-0.20363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33677" calcext:value-type="float">
            <text:p>-0.233677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-0.224684" calcext:value-type="float">
            <text:p>-0.22468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6588" calcext:value-type="float">
            <text:p>-0.2965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04054" calcext:value-type="float">
            <text:p>-0.30405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347826" calcext:value-type="float">
            <text:p>-0.347826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470199" calcext:value-type="float">
            <text:p>-0.47019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470588" calcext:value-type="float">
            <text:p>-0.4705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425339" calcext:value-type="float">
            <text:p>-0.425339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-0.391304" calcext:value-type="float">
            <text:p>-0.39130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1145" calcext:value-type="float">
            <text:p>-0.51145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36095" calcext:value-type="float">
            <text:p>0.13609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0213" calcext:value-type="float">
            <text:p>0.17021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3529" calcext:value-type="float">
            <text:p>0.17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109" calcext:value-type="float">
            <text:p>0.16710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08678" calcext:value-type="float">
            <text:p>0.20867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91781" calcext:value-type="float">
            <text:p>0.191781</text:p>
          </table:table-cell>
        </table:table-row>
        <table:table-row table:style-name="ro1">
          <table:table-cell office:value-type="float" office:value="0.257917" calcext:value-type="float">
            <text:p>0.257917</text:p>
          </table:table-cell>
          <table:table-cell office:value-type="float" office:value="0.211921" calcext:value-type="float">
            <text:p>0.21192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36" calcext:value-type="float">
            <text:p>0.242236</text:p>
          </table:table-cell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44565" calcext:value-type="float">
            <text:p>0.24456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35023" calcext:value-type="float">
            <text:p>0.23502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65252" calcext:value-type="float">
            <text:p>0.2652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00/00/00</text:date>, <text:time style:data-style-name="N2" text:time-value="18:33:22.68108182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5T18:35:00.551131657</dc:date>
    <meta:editing-duration>PT5M28S</meta:editing-duration>
    <meta:editing-cycles>2</meta:editing-cycles>
    <meta:generator>LibreOffice/6.4.7.2$Linux_X86_64 LibreOffice_project/40$Build-2</meta:generator>
    <meta:document-statistic meta:table-count="1" meta:cell-count="7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055cm" svg:height="21.57cm" xlink:href=".." xlink:type="simple" chart:class="chart:line" chart:style-name="ch1">
        <chart:legend chart:legend-position="end" svg:x="38.88cm" svg:y="10.237cm" style:legend-expansion="high" chart:style-name="ch2"/>
        <chart:plot-area chart:style-name="ch3" table:cell-range-address="outPut.A1:outPut.B368" chart:data-source-has-labels="row" svg:x="0.861cm" svg:y="0.431cm" svg:width="37.158cm" svg:height="20.708cm">
          <chartooo:coordinate-region svg:x="1.694cm" svg:y="0.63cm" svg:width="36.184cm" svg:height="20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2:outPut.A368" chart:label-cell-address="outPut.A1:outPut.A1" chart:class="chart:line">
            <chart:data-point chart:repeated="367"/>
          </chart:series>
          <chart:series chart:style-name="ch7" chart:values-cell-range-address="outPut.B2:outPut.B368" chart:label-cell-address="outPut.B1:outPut.B1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Steering</text:p>
                <draw:g>
                  <svg:desc>outPut.A1:outPut.A1</svg:desc>
                </draw:g>
              </table:table-cell>
              <table:table-cell office:value-type="string">
                <text:p>ourSteeringOutPut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outPut.A2:outPut.A368</svg:desc>
                </draw:g>
              </table:table-cell>
              <table:table-cell office:value-type="float" office:value="-0">
                <text:p>-0</text:p>
                <draw:g>
                  <svg:desc>outPut.B2:outPut.B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1754">
                <text:p>0.201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88264">
                <text:p>0.18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4412">
                <text:p>0.154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60839">
                <text:p>0.160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7632">
                <text:p>0.17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9949">
                <text:p>0.149949</text:p>
              </table:table-cell>
              <table:table-cell office:value-type="float" office:value="0.179931">
                <text:p>0.179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9949">
                <text:p>0.149949</text:p>
              </table:table-cell>
              <table:table-cell office:value-type="float" office:value="0.221557">
                <text:p>0.221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955">
                <text:p>0.131955</text:p>
              </table:table-cell>
              <table:table-cell office:value-type="float" office:value="0.201835">
                <text:p>0.2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8175">
                <text:p>0.248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58373">
                <text:p>0.25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655">
                <text:p>0.15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7865">
                <text:p>0.207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53465">
                <text:p>-0.153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-0.138889">
                <text:p>-0.13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169014">
                <text:p>-0.169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83529">
                <text:p>-0.183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">
                <text:p>-0</text:p>
              </table:table-cell>
              <table:table-cell office:value-type="float" office:value="-0.207392">
                <text:p>-0.207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-0.184397">
                <text:p>-0.184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">
                <text:p>-0</text:p>
              </table:table-cell>
              <table:table-cell office:value-type="float" office:value="-0.199357">
                <text:p>-0.199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28324">
                <text:p>-0.228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53197">
                <text:p>-0.253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4307">
                <text:p>-0.24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8593">
                <text:p>-0.18593</text:p>
              </table:table-cell>
              <table:table-cell office:value-type="float" office:value="-0.289308">
                <text:p>-0.289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16667">
                <text:p>-0.31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2287">
                <text:p>-0.32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-0.326733">
                <text:p>-0.326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694">
                <text:p>-0.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219858">
                <text:p>0.219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.180723">
                <text:p>0.180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.207071">
                <text:p>0.207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1943">
                <text:p>0.161943</text:p>
              </table:table-cell>
              <table:table-cell office:value-type="float" office:value="0.207756">
                <text:p>0.207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957">
                <text:p>0.143957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8188">
                <text:p>0.228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40437">
                <text:p>0.240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292079">
                <text:p>0.292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84615">
                <text:p>0.284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922">
                <text:p>0.236922</text:p>
              </table:table-cell>
              <table:table-cell office:value-type="float" office:value="0.16763">
                <text:p>0.16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2914">
                <text:p>0.242914</text:p>
              </table:table-cell>
              <table:table-cell office:value-type="float" office:value="0.240741">
                <text:p>0.24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">
                <text:p>-0</text:p>
              </table:table-cell>
              <table:table-cell office:value-type="float" office:value="0.118644">
                <text:p>0.118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955">
                <text:p>0.131955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1916">
                <text:p>0.251916</text:p>
              </table:table-cell>
              <table:table-cell office:value-type="float" office:value="0.139175">
                <text:p>0.139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0888">
                <text:p>0.290888</text:p>
              </table:table-cell>
              <table:table-cell office:value-type="float" office:value="0.157428">
                <text:p>0.157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0888">
                <text:p>0.290888</text:p>
              </table:table-cell>
              <table:table-cell office:value-type="float" office:value="0.150602">
                <text:p>0.150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5939">
                <text:p>0.185939</text:p>
              </table:table-cell>
              <table:table-cell office:value-type="float" office:value="0.186603">
                <text:p>0.186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">
                <text:p>-0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">
                <text:p>-0</text:p>
              </table:table-cell>
              <table:table-cell office:value-type="float" office:value="-0.391892">
                <text:p>-0.391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0909">
                <text:p>0.26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3933">
                <text:p>0.203933</text:p>
              </table:table-cell>
              <table:table-cell office:value-type="float" office:value="0.0965517">
                <text:p>0.0965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0933">
                <text:p>0.200933</text:p>
              </table:table-cell>
              <table:table-cell office:value-type="float" office:value="0.145078">
                <text:p>0.145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939">
                <text:p>0.185939</text:p>
              </table:table-cell>
              <table:table-cell office:value-type="float" office:value="0.134191">
                <text:p>0.134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9937">
                <text:p>0.179937</text:p>
              </table:table-cell>
              <table:table-cell office:value-type="float" office:value="0.136126">
                <text:p>0.136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928">
                <text:p>0.221928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8963">
                <text:p>0.1289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199234">
                <text:p>0.19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-0.37931">
                <text:p>-0.37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60121">
                <text:p>0.160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83607">
                <text:p>0.0983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03797">
                <text:p>0.1037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11857">
                <text:p>0.111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9709">
                <text:p>0.209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00883">
                <text:p>0.200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9779">
                <text:p>0.0689779</text:p>
              </table:table-cell>
              <table:table-cell office:value-type="float" office:value="-0.0940594">
                <text:p>-0.0940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966">
                <text:p>0.098966</text:p>
              </table:table-cell>
              <table:table-cell office:value-type="float" office:value="-0.0857143">
                <text:p>-0.0857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8966">
                <text:p>0.098966</text:p>
              </table:table-cell>
              <table:table-cell office:value-type="float" office:value="-0.0708502">
                <text:p>-0.0708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2926">
                <text:p>0.212926</text:p>
              </table:table-cell>
              <table:table-cell office:value-type="float" office:value="-0.0459364">
                <text:p>-0.0459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0888">
                <text:p>0.290888</text:p>
              </table:table-cell>
              <table:table-cell office:value-type="float" office:value="-0.0811518">
                <text:p>-0.0811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0888">
                <text:p>0.290888</text:p>
              </table:table-cell>
              <table:table-cell office:value-type="float" office:value="-0.0785714">
                <text:p>-0.07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0888">
                <text:p>0.290888</text:p>
              </table:table-cell>
              <table:table-cell office:value-type="float" office:value="0.00334448">
                <text:p>0.00334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0888">
                <text:p>0.290888</text:p>
              </table:table-cell>
              <table:table-cell office:value-type="float" office:value="0.289256">
                <text:p>0.289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2914">
                <text:p>0.2429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3975">
                <text:p>-0.05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.504587">
                <text:p>0.504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.0823529">
                <text:p>0.08235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79916">
                <text:p>0.0479916</text:p>
              </table:table-cell>
              <table:table-cell office:value-type="float" office:value="0.162667">
                <text:p>0.162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21928">
                <text:p>0.221928</text:p>
              </table:table-cell>
              <table:table-cell office:value-type="float" office:value="0.237705">
                <text:p>0.237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5962">
                <text:p>0.125962</text:p>
              </table:table-cell>
              <table:table-cell office:value-type="float" office:value="0.147541">
                <text:p>0.1475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52985">
                <text:p>0.152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3921">
                <text:p>0.233921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6934">
                <text:p>0.206934</text:p>
              </table:table-cell>
              <table:table-cell office:value-type="float" office:value="0.189974">
                <text:p>0.189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932">
                <text:p>0.197932</text:p>
              </table:table-cell>
              <table:table-cell office:value-type="float" office:value="0.111524">
                <text:p>0.111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4943">
                <text:p>0.164943</text:p>
              </table:table-cell>
              <table:table-cell office:value-type="float" office:value="0.208791">
                <text:p>0.208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4943">
                <text:p>0.164943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0956">
                <text:p>0.140956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8955">
                <text:p>0.208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3945">
                <text:p>0.17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39839">
                <text:p>0.053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-0.241379">
                <text:p>-0.2413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-0.123016">
                <text:p>-0.1230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39914">
                <text:p>-0.239914</text:p>
              </table:table-cell>
              <table:table-cell office:value-type="float" office:value="-0.141593">
                <text:p>-0.1415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-0.158774">
                <text:p>-0.1587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-0.176166">
                <text:p>-0.176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-0.223235">
                <text:p>-0.223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37947">
                <text:p>-0.137947</text:p>
              </table:table-cell>
              <table:table-cell office:value-type="float" office:value="-0.215569">
                <text:p>-0.215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-0.203636">
                <text:p>-0.2036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-0.233677">
                <text:p>-0.2336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2941">
                <text:p>-0.152941</text:p>
              </table:table-cell>
              <table:table-cell office:value-type="float" office:value="-0.224684">
                <text:p>-0.2246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-0.296588">
                <text:p>-0.2965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-0.304054">
                <text:p>-0.3040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347826">
                <text:p>-0.3478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70199">
                <text:p>-0.470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-0.470588">
                <text:p>-0.4705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-0.425339">
                <text:p>-0.4253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391304">
                <text:p>-0.3913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-0.51145">
                <text:p>-0.51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36095">
                <text:p>0.136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888">
                <text:p>0.290888</text:p>
              </table:table-cell>
              <table:table-cell office:value-type="float" office:value="0.170213">
                <text:p>0.170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3529">
                <text:p>0.17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167109">
                <text:p>0.167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209026">
                <text:p>0.2090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0888">
                <text:p>0.290888</text:p>
              </table:table-cell>
              <table:table-cell office:value-type="float" office:value="0.208678">
                <text:p>0.2086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0888">
                <text:p>0.290888</text:p>
              </table:table-cell>
              <table:table-cell office:value-type="float" office:value="0.191781">
                <text:p>0.1917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7917">
                <text:p>0.257917</text:p>
              </table:table-cell>
              <table:table-cell office:value-type="float" office:value="0.211921">
                <text:p>0.211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242236">
                <text:p>0.242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2911">
                <text:p>0.272911</text:p>
              </table:table-cell>
              <table:table-cell office:value-type="float" office:value="0.244565">
                <text:p>0.244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0888">
                <text:p>0.290888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0888">
                <text:p>0.290888</text:p>
              </table:table-cell>
              <table:table-cell office:value-type="float" office:value="0.265252">
                <text:p>0.265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